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100%" draw:fill="none" loext:fill-use-slide-background="false" draw:textarea-horizontal-align="justify" draw:textarea-vertical-align="middle" draw:auto-grow-height="false" fo:min-height="25.5cm" fo:min-width="15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fill-color="#b7cdc4" draw:textarea-horizontal-align="justify" draw:textarea-vertical-align="middle" draw:auto-grow-height="false" fo:min-height="4.75cm" fo:min-width="14.5cm" loext:decorative="false"/>
    </style:style>
    <style:style style:name="gr12" style:family="graphic" style:parent-style-name="standard">
      <style:graphic-properties svg:stroke-width="0.081cm" svg:stroke-color="#202b2a" draw:marker-start-width="0.321cm" draw:marker-end-width="0.321cm" draw:fill-color="#4a6763" draw:opacity="100%" draw:textarea-horizontal-align="justify" draw:textarea-vertical-align="middle" draw:auto-grow-height="false" fo:min-height="2.92cm" fo:min-width="1.42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202b2a" draw:marker-start-width="0.321cm" draw:marker-end-width="0.321cm" draw:fill-color="#4a6763" draw:opacity="100%" draw:textarea-horizontal-align="justify" draw:textarea-vertical-align="middle" draw:auto-grow-height="false" fo:min-height="2.92cm" fo:min-width="1.5cm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width="0.081cm" svg:stroke-color="#202b2a" draw:marker-start-width="0.321cm" draw:marker-end-width="0.321cm" draw:fill-color="#87b9b2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202b2a" draw:marker-start-width="0.321cm" draw:marker-end-width="0.321cm" draw:fill-color="#87b9b2" draw:opacity="100%" draw:textarea-horizontal-align="justify" draw:textarea-vertical-align="middle" draw:auto-grow-height="false" fo:min-height="0.17cm" fo:min-width="3.17cm" fo:padding-top="0.165cm" fo:padding-bottom="0.165cm" fo:padding-left="0.29cm" fo:padding-right="0.29cm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5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7" style:family="graphic" style:parent-style-name="standard">
      <style:graphic-properties draw:fill-color="#b7cdc4" draw:textarea-horizontal-align="justify" draw:textarea-vertical-align="middle" draw:auto-grow-height="false" fo:min-height="5.5cm" fo:min-width="14.5cm" loext:decorative="false"/>
    </style:style>
    <style:style style:name="gr38" style:family="graphic" style:parent-style-name="standard">
      <style:graphic-properties draw:fill="solid" draw:fill-color="#b7cdc4" draw:textarea-horizontal-align="justify" draw:textarea-vertical-align="middle" draw:auto-grow-height="false" fo:min-height="5.5cm" fo:min-width="14.5cm" loext:decorative="false"/>
    </style:style>
    <style:style style:name="gr39" style:family="graphic" style:parent-style-name="standard">
      <style:graphic-properties draw:fill-color="#b7cdc4" draw:textarea-horizontal-align="justify" draw:textarea-vertical-align="middle" draw:auto-grow-height="false" fo:min-height="2.75cm" fo:min-width="14.5cm" loext:decorative="false"/>
    </style:style>
    <style:style style:name="P1" style:family="paragraph"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10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2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-color="#ffffff"/>
      <style:paragraph-properties fo:text-align="center" style:writing-mode="lr-tb"/>
      <style:text-properties fo:font-size="5pt" fo:font-weight="normal" style:font-size-asian="5pt" style:font-size-complex="5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7cdc4"/>
      <style:paragraph-properties fo:text-align="center"/>
    </style:style>
    <style:style style:name="P19" style:family="paragraph">
      <loext:graphic-properties draw:fill-color="#4a6763" draw:opacity="100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87b9b2" draw:opacity="100%"/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87b9b2" draw:opacity="100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25" style:family="paragraph">
      <loext:graphic-properties draw:fill-color="#78948f" draw:opacity="100%"/>
      <style:paragraph-properties fo:margin-left="0cm" fo:margin-right="0cm" fo:margin-top="0cm" fo:margin-bottom="0cm" fo:line-height="100%" fo:text-align="center" fo:text-indent="0cm"/>
      <style:text-properties fo:color="#000000" loext:opacity="100%" fo:background-color="#ffff00"/>
    </style:style>
    <style:style style:name="P26" style:family="paragraph">
      <loext:graphic-properties draw:fill="solid" draw:fill-color="#b7cdc4"/>
      <style:paragraph-properties fo:text-align="center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4" style:family="text">
      <style:text-properties fo:font-size="5pt" fo:font-weight="bold" style:font-weight-asian="bold" style:font-weight-complex="bold"/>
    </style:style>
    <style:style style:name="T5" style:family="text">
      <style:text-properties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5pt" fo:font-weight="normal" style:font-size-asian="5pt" style:font-size-complex="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97cm" svg:height="0.5cm" draw:transform="skewX (-0.00593411945678072) rotate (0.0010471975511966) translate (2.499cm 0.498cm)">
          <text:p text:style-name="P3"><text:span text:style-name="T2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499cm" svg:height="0.5cm" draw:transform="skewX (-0.00593411945678072) rotate (0.0010471975511966) translate (0.997cm 0.002cm)">
          <text:p text:style-name="P6"><text:span text:style-name="T3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5cm" svg:height="0.5cm" draw:transform="skewX (-0.00593411945678072) rotate (0.0010471975511966) translate (5.249cm 0.002cm)">
          <text:p text:style-name="P8"><text:span text:style-name="T4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247cm" svg:height="0.5cm" draw:transform="skewX (-0.00593411945678072) rotate (0.0010471975511966) translate (6.999cm 0.002cm)">
          <text:p text:style-name="P10"><text:span text:style-name="T5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9.25cm 0.002cm)">
          <text:p text:style-name="P12"><text:span text:style-name="T6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2cm" svg:height="0.5cm" draw:transform="skewX (-0.00593411945678072) rotate (0.0010471975511966) translate (10.749cm 0cm)">
          <text:p text:style-name="P14"><text:span text:style-name="T7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12.747cm 0cm)">
          <text:p text:style-name="P12"><text:span text:style-name="T6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.249cm" svg:height="0.5cm" draw:transform="skewX (-0.00593411945678072) rotate (0.0010471975511966) translate (14.25cm 0.002cm)">
          <text:p text:style-name="P14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1.502cm" svg:height="0.489cm" svg:x="0.998cm" svg:y="0.5cm">
          <draw:text-box>
            <text:p><text:span text:style-name="T8">Screen Path</text:span></text:p>
          </draw:text-box>
        </draw:frame>
        <draw:custom-shape draw:style-name="gr10" draw:text-style-name="P17" draw:layer="layout" svg:width="15.5cm" svg:height="25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5cm" svg:height="5cm" svg:x="1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1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5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7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9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11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1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2cm" svg:height="0.75cm" svg:x="1.75cm" svg:y="2.5cm">
          <text:p text:style-name="P20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3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5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7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9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11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13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3.75cm" svg:height="0.5cm" svg:x="6.875cm" svg:y="1.75cm">
          <text:p text:style-name="P22"><text:span text:style-name="T9">년 </text:span><text:span text:style-name="T9">/ </text:span><text:span text:style-name="T9">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5" draw:layer="layout" svg:width="2cm" svg:height="0.75cm" svg:x="1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5" draw:layer="layout" svg:width="2cm" svg:height="0.75cm" svg:x="1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cm" svg:height="0.75cm" svg:x="1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draw:layer="layout" svg:width="2cm" svg:height="0.75cm" svg:x="3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2cm" svg:height="0.75cm" svg:x="3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draw:layer="layout" svg:width="2cm" svg:height="0.75cm" svg:x="3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2cm" svg:height="0.75cm" svg:x="5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draw:layer="layout" svg:width="2cm" svg:height="0.75cm" svg:x="5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2cm" svg:height="0.75cm" svg:x="5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2cm" svg:height="0.75cm" svg:x="7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2cm" svg:height="0.75cm" svg:x="7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2cm" svg:height="0.75cm" svg:x="7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2cm" svg:height="0.75cm" svg:x="9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2cm" svg:height="0.75cm" svg:x="9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2cm" svg:height="0.75cm" svg:x="9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2cm" svg:height="0.75cm" svg:x="11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2cm" svg:height="0.75cm" svg:x="11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2cm" svg:height="0.75cm" svg:x="11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2cm" svg:height="0.75cm" svg:x="13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2cm" svg:height="0.75cm" svg:x="13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2cm" svg:height="0.75cm" svg:x="13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5cm" svg:height="5.75cm" svg:x="1.25cm" svg:y="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5cm" svg:height="5.75cm" svg:x="1.25cm" svg:y="1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5cm" svg:height="3cm" svg:x="1.25cm" svg:y="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13:03:02.949000000</dc:date>
    <meta:editing-duration>PT5H3M30S</meta:editing-duration>
    <meta:editing-cycles>43</meta:editing-cycles>
    <meta:document-statistic meta:object-count="52"/>
  </office:meta>
</office:document-meta>
</file>